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1in" loext:contextual-spacing="false"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text-properties fo:font-weight="bold" style:font-weight-asian="bold" style:font-weight-complex="bold"/>
    </style:style>
    <style:style style:name="P4" style:family="paragraph" style:parent-style-name="normal">
      <style:text-properties fo:font-weight="bold" officeooo:rsid="000ecdb8" officeooo:paragraph-rsid="000ecdb8" style:font-weight-asian="bold" style:font-weight-complex="bold"/>
    </style:style>
    <style:style style:name="P5" style:family="paragraph" style:parent-style-name="normal">
      <style:text-properties fo:font-weight="bold" officeooo:rsid="00105b09" officeooo:paragraph-rsid="00105b09" style:font-weight-asian="bold" style:font-weight-complex="bold"/>
    </style:style>
    <style:style style:name="P6" style:family="paragraph" style:parent-style-name="normal">
      <style:text-properties style:font-weight-complex="bold"/>
    </style:style>
    <style:style style:name="P7" style:family="paragraph" style:parent-style-name="normal">
      <style:paragraph-properties fo:line-height="150%"/>
      <style:text-properties style:font-weight-complex="bold"/>
    </style:style>
    <style:style style:name="P8" style:family="paragraph" style:parent-style-name="normal">
      <style:paragraph-properties fo:line-height="150%"/>
    </style:style>
    <style:style style:name="P9" style:family="paragraph" style:parent-style-name="normal">
      <style:paragraph-properties fo:line-height="150%">
        <style:tab-stops>
          <style:tab-stop style:position="3.25in" style:type="center"/>
        </style:tab-stops>
      </style:paragraph-properties>
    </style:style>
    <style:style style:name="P10" style:family="paragraph" style:parent-style-name="normal">
      <style:text-properties fo:font-weight="normal" officeooo:rsid="000ecdb8" officeooo:paragraph-rsid="000ecdb8" style:font-weight-asian="normal" style:font-weight-complex="normal"/>
    </style:style>
    <style:style style:name="P11" style:family="paragraph" style:parent-style-name="normal">
      <style:paragraph-properties fo:margin-top="0in" fo:margin-bottom="0.0835in" loext:contextual-spacing="false"/>
    </style:style>
    <style:style style:name="P12" style:family="paragraph" style:parent-style-name="normal">
      <style:paragraph-properties fo:margin-top="0in" fo:margin-bottom="0.0835in" loext:contextual-spacing="false"/>
      <style:text-properties fo:font-style="italic" style:font-style-asian="italic"/>
    </style:style>
    <style:style style:name="P13" style:family="paragraph" style:parent-style-name="normal">
      <style:paragraph-properties fo:margin-top="0in" fo:margin-bottom="0.0835in" loext:contextual-spacing="false"/>
      <style:text-properties fo:font-style="italic" style:font-style-asian="italic" style:font-style-complex="italic"/>
    </style:style>
    <style:style style:name="P14" style:family="paragraph" style:parent-style-name="normal">
      <style:paragraph-properties fo:margin-top="0in" fo:margin-bottom="0.0835in" loext:contextual-spacing="false"/>
      <style:text-properties fo:font-style="italic" fo:font-weight="normal" officeooo:rsid="0019ed92" officeooo:paragraph-rsid="0019ed92" style:font-style-asian="italic" style:font-weight-asian="normal" style:font-style-complex="italic" style:font-weight-complex="normal"/>
    </style:style>
    <style:style style:name="P15" style:family="paragraph" style:parent-style-name="normal">
      <style:paragraph-properties fo:margin-left="1in" fo:margin-right="0in" fo:margin-top="0in" fo:margin-bottom="0.0835in" loext:contextual-spacing="false" fo:text-indent="-1in" style:auto-text-indent="false"/>
    </style:style>
    <style:style style:name="P16" style:family="paragraph" style:parent-style-name="normal">
      <style:paragraph-properties fo:margin-left="1in" fo:margin-right="0in" fo:text-indent="-1in" style:auto-text-indent="false"/>
    </style:style>
    <style:style style:name="P17" style:family="paragraph" style:parent-style-name="normal">
      <style:paragraph-properties fo:margin-left="1in" fo:margin-right="0in" fo:text-indent="-1in" style:auto-text-indent="false"/>
      <style:text-properties officeooo:paragraph-rsid="0018e4f8"/>
    </style:style>
    <style:style style:name="P18" style:family="paragraph" style:parent-style-name="normal">
      <style:paragraph-properties fo:margin-left="1in" fo:margin-right="0in" fo:margin-top="0in" fo:margin-bottom="0.0417in" loext:contextual-spacing="false" fo:text-indent="-1in" style:auto-text-indent="false"/>
    </style:style>
    <style:style style:name="P19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</style:style>
    <style:style style:name="P20" style:family="paragraph" style:parent-style-name="normal">
      <style:paragraph-properties fo:margin-left="0.5in" fo:margin-right="0in" fo:margin-top="0in" fo:margin-bottom="0.0835in" loext:contextual-spacing="false" fo:text-indent="-0.5in" style:auto-text-indent="false"/>
      <style:text-properties officeooo:paragraph-rsid="001b5e25"/>
    </style:style>
    <style:style style:name="P21" style:family="paragraph" style:parent-style-name="normal">
      <style:paragraph-properties fo:margin-left="0.5in" fo:margin-right="0in" fo:margin-top="0in" fo:margin-bottom="0.0417in" loext:contextual-spacing="false" fo:text-indent="-0.5in" style:auto-text-indent="false"/>
    </style:style>
    <style:style style:name="P22" style:family="paragraph" style:parent-style-name="normal">
      <style:paragraph-properties fo:margin-top="0in" fo:margin-bottom="0.0417in" loext:contextual-spacing="false"/>
    </style:style>
    <style:style style:name="P23" style:family="paragraph" style:parent-style-name="normal">
      <style:paragraph-properties fo:margin-left="0in" fo:margin-right="0in" fo:margin-top="0in" fo:margin-bottom="0.0835in" loext:contextual-spacing="false" fo:text-indent="0.5in" style:auto-text-indent="false"/>
    </style:style>
    <style:style style:name="P24" style:family="paragraph" style:parent-style-name="normal">
      <style:paragraph-properties fo:margin-left="0in" fo:margin-right="0in" fo:text-indent="0.5in" style:auto-text-indent="false"/>
    </style:style>
    <style:style style:name="P25" style:family="paragraph" style:parent-style-name="normal">
      <style:paragraph-properties fo:margin-left="0.5in" fo:margin-right="0in" fo:margin-top="0in" fo:margin-bottom="0.0835in" loext:contextual-spacing="false" fo:text-indent="0in" style:auto-text-indent="false"/>
    </style:style>
    <style:style style:name="P26" style:family="paragraph" style:parent-style-name="normal">
      <style:paragraph-properties fo:line-height="150%" style:writing-mode="lr-tb"/>
      <style:text-properties fo:font-weight="normal" officeooo:rsid="00105b09" officeooo:paragraph-rsid="00105b09" style:font-weight-asian="normal" style:font-weight-complex="normal"/>
    </style:style>
    <style:style style:name="P27" style:family="paragraph" style:parent-style-name="normal" style:master-page-name="Standard">
      <style:paragraph-properties fo:text-align="center" style:justify-single-word="false" style:page-number="1"/>
      <style:text-properties fo:font-size="16pt" fo:font-weight="bold" style:font-size-asian="16pt" style:font-weight-asian="bold" style:font-size-complex="16pt" style:font-weight-complex="bold"/>
    </style:style>
    <style:style style:name="P28" style:family="paragraph" style:parent-style-name="normal">
      <style:paragraph-properties fo:margin-left="1in" fo:margin-right="0in" fo:margin-top="0in" fo:margin-bottom="0.0835in" loext:contextual-spacing="false" fo:text-indent="-1in" style:auto-text-indent="false"/>
      <style:text-properties officeooo:paragraph-rsid="001c1a6b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italic" style:font-style-asian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e4f8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weight-complex="bold"/>
    </style:style>
    <style:style style:name="T10" style:family="text">
      <style:text-properties style:font-style-complex="italic"/>
    </style:style>
    <style:style style:name="T11" style:family="text">
      <style:text-properties fo:color="#ff3333" fo:font-style="italic" style:text-underline-style="none" style:font-style-asian="italic" style:font-style-complex="italic"/>
    </style:style>
    <style:style style:name="T12" style:family="text">
      <style:text-properties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596e9"/>
    </style:style>
    <style:style style:name="T15" style:family="text">
      <style:text-properties officeooo:rsid="00187bfb"/>
    </style:style>
    <style:style style:name="T16" style:family="text">
      <style:text-properties officeooo:rsid="0018e4f8"/>
    </style:style>
    <style:style style:name="T17" style:family="text">
      <style:text-properties officeooo:rsid="001a526b"/>
    </style:style>
    <style:style style:name="T18" style:family="text">
      <style:text-properties officeooo:rsid="001b5e25"/>
    </style:style>
    <style:style style:name="T19" style:family="text">
      <style:text-properties officeooo:rsid="001b71bc"/>
    </style:style>
    <style:style style:name="T20" style:family="text">
      <style:text-properties officeooo:rsid="001c1a6b"/>
    </style:style>
    <style:style style:name="T21" style:family="text">
      <style:text-properties officeooo:rsid="001e47e8"/>
    </style: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MATTEO RIONDATO</text:p>
      <text:p text:style-name="P2">Curriculum vitae</text:p>
      <text:p text:style-name="P2"/>
      <text:p text:style-name="P2">C2<text:span text:style-name="T19">14</text:span> Science Center<text:line-break/>25 East Drive<text:line-break/>Amherst, MA 01002, <text:span text:style-name="T17">USA</text:span></text:p>
      <text:p text:style-name="P2">riondato@acm.org</text:p>
      <text:p text:style-name="P2">http://matteo.rionda.to</text:p>
      <text:p text:style-name="normal"/>
      <text:p text:style-name="normal"/>
      <text:p text:style-name="P3">EDUCATION</text:p>
      <text:p text:style-name="normal"/>
      <text:p text:style-name="P11">Ph.D.<text:tab/><text:tab/><text:tab/><text:tab/>Computer Science, Brown University, 2014</text:p>
      <text:p text:style-name="P11">M.Sc.<text:tab/><text:tab/><text:tab/><text:tab/>Computer Science, Brown University, 2010</text:p>
      <text:p text:style-name="P11">M.Sc. (Laurea Specialistica)<text:tab/>Computer Engineering, University of Padua (Italy), 2009</text:p>
      <text:p text:style-name="normal">B.Sc. (Laurea)<text:tab/><text:tab/><text:tab/>Information Engineering, University of Padua (Italy), 2007</text:p>
      <text:p text:style-name="normal"/>
      <text:p text:style-name="normal"/>
      <text:p text:style-name="P3">ACADEMIC APPOINTMENTS</text:p>
      <text:p text:style-name="normal"/>
      <text:p text:style-name="P15">2019–<text:tab/>Assistant Professor, Department of Computer Science, Amherst College</text:p>
      <text:p text:style-name="P15">201<text:span text:style-name="T14">6</text:span>–<text:tab/><text:span text:style-name="T21">Visiting</text:span> <text:span text:style-name="T14">Faculty (various titles)</text:span>, Department of Computer Science, Brown University</text:p>
      <text:p text:style-name="P15">2015<text:tab/>Postdoctoral Research Associate, Department of Computer Science, Brown University</text:p>
      <text:p text:style-name="P16">2014–15<text:tab/>Postdoctoral Researcher, Department of Computer Science, Stanford University</text:p>
      <text:p text:style-name="P3"/>
      <text:p text:style-name="P3"/>
      <text:p text:style-name="P3">INDUSTRY POSITIONS</text:p>
      <text:p text:style-name="normal"/>
      <text:p text:style-name="P11">2015–<text:span text:style-name="T15">18</text:span><text:tab/>Research Scientist, Labs, Two Sigma Investments LP</text:p>
      <text:p text:style-name="P16">2013<text:tab/>Summer Intern Research Scientist, Web Mining Group, Yahoo Research Barcelona</text:p>
      <text:p text:style-name="normal"/>
      <text:p text:style-name="normal"/>
      <text:p text:style-name="P3">PUBLICATIONS</text:p>
      <text:p text:style-name="normal">Authors in alphabetical order unless marked otherwise (*)</text:p>
      <text:p text:style-name="normal"/>
      <text:p text:style-name="P3">Journal Articles</text:p>
      <text:p text:style-name="normal"/>
      <text:p text:style-name="P15">2018<text:tab/><text:span text:style-name="T4">M. Riondato </text:span>and E. Upfal. ABRA: Approximating Betweenness Centrality in Static and Dynamic Graphs with Rademacher Averages. <text:span text:style-name="T7">ACM Transactions on Knowledge Discovery from Data</text:span>, 12(5):61:1–61:38</text:p>
      <text:p text:style-name="P15"><text:soft-page-break/>2017<text:tab/>L. De Stefani, A. Epasto, <text:span text:style-name="T5">M. Riondato</text:span>, and E. Upfal. TRIÉST: Counting Local and Global Triangles in Fully-dynamic Streams with Fixed Memory Size. <text:span text:style-name="T7">ACM Transactions on Knowledge Discovery from Data</text:span>, 11(4):43:1–43:50, <text:span text:style-name="T4">Invited article to the special issue on the best papers from KDD 2016</text:span></text:p>
      <text:p text:style-name="P15">2017<text:span text:style-name="T10"><text:tab/>* </text:span><text:span text:style-name="T5">M. Riondato</text:span>, D. García-Soriano, and F. Bonchi. Graph Summarization with Quality Guarantees. <text:span text:style-name="T8">Data Mining and Knowledge Discovery</text:span>, 31(2):314–349</text:p>
      <text:p text:style-name="P15">2015<text:tab/>* <text:span text:style-name="T5">M. Riondato</text:span> and E. M. Kornaropoulos. Fast Approximation of Betweenness Centrality through Sampling. <text:span text:style-name="T8">Data Mining and Knowledge Discovery</text:span>, 30(2):438–475</text:p>
      <text:p text:style-name="P15">2014<text:tab/><text:span text:style-name="T5">M. Riondato</text:span> and E. Upfal. Efficient Discovery of Association Rules and Frequent Itemsets through Sampling with Tight Performance Guarantees. <text:span text:style-name="T8">ACM Transactions on Knowledge Discovery from Data</text:span>, 8(4):20:1–20:32</text:p>
      <text:p text:style-name="P17">2010<text:tab/>A. Pietracaprina, <text:span text:style-name="T5">M. Riondato</text:span>, E. Upfal, and F. Vandin. Mining Top-k Frequent Itemsets through Progressive Sampling. <text:span text:style-name="T8">Data Mining and Knowledge Discovery,</text:span> 21(2):310–326, <text:span text:style-name="T16">I</text:span><text:span text:style-name="T4">nvited article to the special issue on the best papers from </text:span><text:span text:style-name="T6">ECML PKDD 2010</text:span></text:p>
      <text:p text:style-name="normal"/>
      <text:p text:style-name="P3">Conference Proceedings</text:p>
      <text:p text:style-name="normal"/>
      <text:p text:style-name="P28">2018<text:tab/>S. Servan-Schreiber, <text:span text:style-name="T4">M. Riondato</text:span>, and E. Zgraggen. ProSecCo: Progressive Sequence Mining with Convergence Guarantees. <text:span text:style-name="T8">Proceedings of the 18</text:span><text:span text:style-name="T3">th</text:span><text:span text:style-name="T8"> IEEE International Conference on Data Mining</text:span> (ICDM), <text:span text:style-name="T20">417–426</text:span>, <text:span text:style-name="T5">Best Student Paper Award runner-up</text:span></text:p>
      <text:p text:style-name="P15">2018<text:tab/><text:span text:style-name="T4">M. Riondato</text:span> and F. Vandin. MiSoSouP: Mining Interesting Subgroups with Sampling and Pseudodimension. <text:span text:style-name="T7">Proceedings of the 24</text:span><text:span text:style-name="T2">th</text:span><text:span text:style-name="T7"> ACM SIGKDD International Conference on Knowledge Discovery and Data Mining </text:span>(KDD), pp. 2130–2139</text:p>
      <text:p text:style-name="P15">2016<text:tab/>L. De Stefani, A. Epasto, <text:span text:style-name="T5">M. Riondato</text:span>, and E. Upfal. TRIÉST: Counting Local and Global Triangles in Fully-dynamic Streams with Fixed Memory Size. <text:span text:style-name="T8">Proceedings of the 22</text:span><text:span text:style-name="T3">nd</text:span><text:span text:style-name="T8"> ACM SIGKDD International Conference on Knowledge Discovery and Data Mining </text:span>(KDD), pp. 825–834,<text:span text:style-name="T5"> Best Student Paper Award (Research Track)</text:span></text:p>
      <text:p text:style-name="P15">2016<text:tab/><text:span text:style-name="T5">M. Riondato</text:span> and E. Upfal. ABRA: Approximating Betweenness Centrality in Static and Dynamic Graphs with Rademacher Averages. <text:span text:style-name="T8">Proceedings of the 22</text:span><text:span text:style-name="T3">nd</text:span><text:span text:style-name="T8"> ACM SIGKDD International Conference on Knowledge Discovery and Data Mining </text:span>(KDD), pp. 1145–1154</text:p>
      <text:p text:style-name="P15">2016<text:tab/>F. Bonchi, G. De Francisci Morales, <text:span text:style-name="T5">M. Riondato</text:span>, Centrality Measures on Big Graphs: Exact, Approximated, and Distributed Algorithms. <text:span text:style-name="T8">Proceedings of the 25</text:span><text:span text:style-name="T3">th</text:span><text:span text:style-name="T8"> International World Wide Web Conference </text:span>(WWW), Companion Volume, pp. 1017–1020</text:p>
      <text:p text:style-name="P15">2016<text:tab/>A. Mahmoody, <text:span text:style-name="T5">M. Riondato</text:span>, and E. Upfal. Wiggins: Detecting Valuable Information in Dynamic Networks with Limited Resources. <text:span text:style-name="T8">Proceedings of the 9</text:span><text:span text:style-name="T3">th</text:span><text:span text:style-name="T8"> ACM International Conference on Web Search and Data Mining</text:span> (WSDM), pp. <text:soft-page-break/>677–686</text:p>
      <text:p text:style-name="P15">2015<text:tab/><text:span text:style-name="T5">M. Riondato</text:span> and E. Upfal. Mining Frequent Itemsets through Progressive Sampling with Rademacher Averages. <text:span text:style-name="T8">Proceedings of the 21</text:span><text:span text:style-name="T3">st</text:span><text:span text:style-name="T8"> ACM SIGKDD International Conference on Knowledge Discovery and Data Mining </text:span>(KDD), pp. 1005–1014</text:p>
      <text:p text:style-name="P15">2015<text:tab/><text:span text:style-name="T5">M. Riondato</text:span> and E. Upfal. VC-Dimension and Rademacher Averages: From Statistical Learning Theory to Sampling Algorithms. <text:span text:style-name="T8">Proceedings of the 21</text:span><text:span text:style-name="T3">st</text:span><text:span text:style-name="T8"> ACM SIGKDD International Conference on Knowledge Discovery and Data Mining </text:span>(KDD), pp. 2321–2322</text:p>
      <text:p text:style-name="P15">2015<text:tab/>A. Anagnastopoulos, L. Becchetti, A. Fazzone, I. Mele, and <text:span text:style-name="T5">M. Riondato</text:span>. The Importance of Being Experts: Efficient Max-Finding in Crowdsourcing. <text:span text:style-name="T8">Proceedings of the 36</text:span><text:span text:style-name="T3">th</text:span><text:span text:style-name="T8"> ACM SIGMOD International Conference on Management of Data </text:span>(SIGMOD), pp. 983–998</text:p>
      <text:p text:style-name="P15">2014<text:tab/>* <text:span text:style-name="T5">M. Riondato</text:span>, D. García-Soriano, and F. Bonchi. Graph Summarization with Quality Guarantees. <text:span text:style-name="T8">Proceedings of the 14</text:span><text:span text:style-name="T3">th</text:span><text:span text:style-name="T8"> IEEE International Conference on Data Mining</text:span> (ICDM), pp. 947–952</text:p>
      <text:p text:style-name="P15">2014<text:tab/><text:span text:style-name="T5">M. Riondato</text:span>. Sampling-based Data Mining Algorithms: Modern Techniques and Case Studies. <text:span text:style-name="T8">Proceedings of the European Conference on Machine Learning and Principles and Practice of Knowledge Discovery in Databases </text:span>(ECML PKDD), pp. 516–519</text:p>
      <text:p text:style-name="P15">2014<text:tab/><text:span text:style-name="T5">M. Riondato</text:span> and F. Vandin. Finding the True Frequent Itemsets. <text:span text:style-name="T8">Proceedings of the 14</text:span><text:span text:style-name="T3">th</text:span><text:span text:style-name="T8"> SIAM International Conference on Data Mining</text:span> (SDM), pp. 497–505</text:p>
      <text:p text:style-name="P15">2014<text:tab/>* <text:span text:style-name="T5">M. Riondato</text:span> and E. M. Kornaropoulos. Fast Approximation of Betweenness Centrality through Sampling. <text:span text:style-name="T8">Proceedings of the 7</text:span><text:span text:style-name="T3">th</text:span><text:span text:style-name="T8"> ACM International Conference on Web Search and Data Mining</text:span> (WSDM), pp. 413–422</text:p>
      <text:p text:style-name="P15">2012<text:tab/>* <text:span text:style-name="T5">M. Riondato</text:span>, J. A. DeBrabant, R. Fonseca, and E. Upfal. PARMA: A Parallel Randomized Algorithm for Association Rules Mining in MapReduce. <text:span text:style-name="T8">Proceedings of the</text:span> <text:span text:style-name="T8">21</text:span><text:span text:style-name="T3">st</text:span><text:span text:style-name="T8"> ACM International Conference on Information and Knowledge Management</text:span> (CIKM), pp. 85–94</text:p>
      <text:p text:style-name="P15">2012<text:tab/><text:span text:style-name="T5">M. Riondato</text:span> and E. Upfal. Efficient Discovery of Association Rules and Frequent Itemsets through Sampling with Tight Performance Guarantees. <text:span text:style-name="T8">Proceedings of the European Conference on Machine Learning and Principles and Practice of Knowledge Discovery in Databases </text:span>(ECML PKDD), pp. 25–41</text:p>
      <text:p text:style-name="P15">2012<text:tab/>A. Pietracaprina, G. Pucci, <text:span text:style-name="T5">M. Riondato</text:span>, F. Silvestri, and E. Upfal. Space-round Tradeoffs for MapReduce Computations. <text:span text:style-name="T8">Proceedings of the 26</text:span><text:span text:style-name="T3">th</text:span><text:span text:style-name="T11"> </text:span><text:span text:style-name="T8">ACM International Conference on Supercomputing</text:span> (ICS), pp. 235–244</text:p>
      <text:p text:style-name="P15">2012<text:tab/>M. Akdere, U. Çetintemel, <text:span text:style-name="T5">M. Riondato</text:span>, E. Upfal, and S. B. Zdonik. Learning-based Query Performance Modeling and Prediction. <text:span text:style-name="T8">Proceedings of the 28</text:span><text:span text:style-name="T3">th</text:span><text:span text:style-name="T8"> IEEE International Conference on Data Engineering</text:span> (ICDE), pp. 390–401</text:p>
      <text:p text:style-name="P15">2011<text:tab/>* <text:span text:style-name="T5">M. Riondato</text:span>, M. Akdere, U. Çetintemel, S. B. Zdonik, and E. Upfal. The VC-dimension of SQL Queries and Selectivity Estimation through Sampling. <text:soft-page-break/><text:span text:style-name="T8">Proceedings of the European Conference on Machine Learning and Principles and Practice of Knowledge Discovery in Databases</text:span> (ECML PKDD), pp. 661–676</text:p>
      <text:p text:style-name="P16">2011<text:tab/>M. Akdere, U. Çetintemel, <text:span text:style-name="T5">M. Riondato</text:span>, E. Upfal, and S. B. Zdonik. The Case for Predictive Database Systems: Opportunities and Challenges. <text:span text:style-name="T8">Proceedings of the 5</text:span><text:span text:style-name="T3">th</text:span><text:span text:style-name="T8"> Biennial Conference on Innovative Data System Research</text:span> (CIDR), pp. 167–174</text:p>
      <text:p text:style-name="normal"/>
      <text:p text:style-name="P3">Technical Reports</text:p>
      <text:p text:style-name="P3"/>
      <text:p text:style-name="P16"><text:span text:style-name="T12">2018<text:tab/></text:span><text:span text:style-name="T5">M. Riondato</text:span><text:span text:style-name="T12">.</text:span><text:span text:style-name="T5"> </text:span><text:span text:style-name="T12">Sharpe Ratio: Estimation, Confidence Intervals, and Hypothesis Testing. </text:span><text:span text:style-name="T9">Two Sigma Technical Report Series</text:span><text:span text:style-name="T12">, No. 2018-001. </text:span></text:p>
      <text:p text:style-name="normal"/>
      <text:p text:style-name="P3">Tutorials</text:p>
      <text:p text:style-name="normal"/>
      <text:p text:style-name="P15">2016<text:tab/>F. Bonchi, G. De Francisci Morales, <text:span text:style-name="T5">M. Riondato</text:span><text:span text:style-name="T12">.</text:span> Centrality Measures in Big Graphs: Exact, Approximated, and Distributed Algorithms. WWW’16</text:p>
      <text:p text:style-name="P15">2015<text:tab/><text:span text:style-name="T5">M. Riondato</text:span> and E. Upfal. VC-Dimension and Rademacher Averages: From Statistical Learning Theory to Sampling Algorithms. ACM KDD’15, ECML PKDD’15, ACM CIKM’15</text:p>
      <text:p text:style-name="P6"/>
      <text:p text:style-name="P3"/>
      <text:p text:style-name="P3">AWARDS</text:p>
      <text:p text:style-name="normal"/>
      <text:p text:style-name="P20">201<text:span text:style-name="T18">8</text:span><text:tab/>Invited paper to the special issue of <text:span text:style-name="T18">Knowledge and Information Systems </text:span>for the best papers of <text:span text:style-name="T18">IEEE ICDM</text:span>’18</text:p>
      <text:p text:style-name="P19">2018<text:tab/>Best Student Paper Award runner-up at IEEE International Conference on Data Mining (IEEE ICDM‘18)</text:p>
      <text:p text:style-name="P19">2018<text:tab/>Invited paper to the special issue of ACM Transactions on Knowledge Discovery from Data for the best papers of ACM KDD’18</text:p>
      <text:p text:style-name="P19">2018<text:tab/>Invited Young Researcher to the 6<text:span text:style-name="T1">th</text:span> Heidelberg Laureate Forum</text:p>
      <text:p text:style-name="P19">2016<text:tab/>Best Student Paper Award (Research Track) at ACM SIGKDD International Conference on Knowledge Discovery and Data Mining (ACM KDD‘16)</text:p>
      <text:p text:style-name="P11">2014<text:tab/>Nominated for the ACM SIGKDD Doctoral Dissertation Award</text:p>
      <text:p text:style-name="P11">2014<text:tab/>Best Student Poster Award at SIAM International Conference on Data Mining (SDM‘14)</text:p>
      <text:p text:style-name="P20">201<text:span text:style-name="T18">0</text:span><text:tab/><text:span text:style-name="T18">P</text:span>aper <text:span text:style-name="T18">selected for </text:span>the special issue of <text:span text:style-name="T18">Data Mining and Knowledge Discovery</text:span> for the best papers of <text:span text:style-name="T18">ECML PKDD’10</text:span></text:p>
      <text:p text:style-name="normal"/>
      <text:p text:style-name="normal"/>
      <text:p text:style-name="P3">GRANTS AND FELLOWSHIPS</text:p>
      <text:p text:style-name="normal"/>
      <text:p text:style-name="P11">2015<text:tab/>SIAM/NSF Early Career Travel Award to SIAM Intl. Conference on Data Mining</text:p>
      <text:p text:style-name="P11"><text:soft-page-break/>2014<text:tab/>SIAM Travel Award to SIAM Intl. Conference on Data Mining</text:p>
      <text:p text:style-name="P11">2014<text:tab/>Brown University Dissertation Fellowship</text:p>
      <text:p text:style-name="P11">2013<text:tab/>Yahoo Research Barcelona Summer Internship</text:p>
      <text:p text:style-name="P11">2011<text:tab/>Italy MIUR Research Fellowship</text:p>
      <text:p text:style-name="P11">2009<text:tab/>Brown University Graduate Fellowship</text:p>
      <text:p text:style-name="normal"/>
      <text:p text:style-name="normal"/>
      <text:p text:style-name="P3">INVITED TALKS</text:p>
      <text:p text:style-name="P11"/>
      <text:p text:style-name="P19">2018<text:tab/>MiSoSouP: Mining Interesting Subgroups with Sampling and Pseudodimension, Google Research NY, New York (NY, USA), December 4</text:p>
      <text:p text:style-name="P19">2018<text:tab/><text:span text:style-name="T14">Approximation Algorithms for Betweenness Centrality</text:span>, COMPSCI 134 – Networks, Harvard University, Cambridge (MA, USA), November 26</text:p>
      <text:p text:style-name="P19">2018<text:tab/>Data Mining: tasks, systems, challenges, and research directions, Amherst College, Amherst (MA, USA), November 5</text:p>
      <text:p text:style-name="P19">2018<text:tab/>Statistical Learning Theory meets Data Mining: Fast, High-quality, Sampling-based Approximation Algorithm, ISI Foundation, Turin (Italy), September 8</text:p>
      <text:p text:style-name="P19">2018<text:tab/>Sampling-based Approximation Algorithms for Data Analysis using Rademacher Averages, Theory of Computation Seminar, Harvard University, Cambridge (MA, USA), May 7</text:p>
      <text:p text:style-name="P19">2018<text:tab/>Statistical Learning Theory meets Data Mining: Fast, High-quality, Sampling-based Approximation Algorithms, Boston College, Chestnut Hill (MA, USA), January 31</text:p>
      <text:p text:style-name="P19">2018<text:tab/>Statistical Learning Theory meets Data Mining: Fast, High-quality, Sampling-based Approximation Algorithms, Amherst College, Amherst (MA, USA), January 25</text:p>
      <text:p text:style-name="P19">2017<text:tab/>Betweenness Centrality Estimation with Rademacher Averages, National Institute of Informatics, Tokyo (Japan), November 16</text:p>
      <text:p text:style-name="P19">2017<text:tab/>Betweenness Centrality Estimation with Rademacher Averages, Center for Data Science, New York University, New York (NY, USA), May 17</text:p>
      <text:p text:style-name="P19">2017<text:tab/>Rademacher Averages: Theory and Practice, Dagstuhl Seminar 17141, Schloss Dagstuhl (Germany), April 6</text:p>
      <text:p text:style-name="P19">2017<text:tab/>Random Sampling for Data Mining: The Case of Triangles in Dynamic Streams, School of Computer Science, McGill University, Montreal (QB, Canada), February 21</text:p>
      <text:p text:style-name="P19">2017<text:tab/>Random Sampling for Data Mining: The Case of Triangles in Dynamic Streams, College of Computer and Information Science, Northeastern University, Boston (MA, USA), February 15</text:p>
      <text:p text:style-name="P19">2017<text:tab/>The Neverending Data – Streaming, Sampling, and Triangle Counting, Department of Computer Science, Amherst College, Amherst (MA, USA), January 27</text:p>
      <text:p text:style-name="P19">2016<text:tab/>Approximating Betweenness Centrality through Sampling with the Rademacher <text:soft-page-break/>Averages, Boston University, Boston (MA, USA), November 18</text:p>
      <text:p text:style-name="P19">2016<text:tab/>Algorithmic Data Science = Theory + Practice, IEEE MIT Undergraduate Technology Research Conference, Massachusetts Institute of Technology, Cambridge (MA, USA), November 5</text:p>
      <text:p text:style-name="P19">2016<text:tab/>TRIÉST: Counting Local and Global Triangles in Fully-dynamic Streams with Fixed Memory Size, Database Group Meeting, Carnegie Mellon University, Pittsburgh (PA, USA), October 24</text:p>
      <text:p text:style-name="P19">2016<text:tab/>Approximating Betweenness Centrality through Sampling with the Rademacher Averages, Network Science Institute, Northeastern University, Boston (MA, USA), October 17</text:p>
      <text:p text:style-name="P19">2016<text:tab/>Graph Summarization with Quality Guarantees, Department of Information Engineering, University of Padua, Padua (Italy), September 26</text:p>
      <text:p text:style-name="P19">2016<text:tab/>ABRA: Venice, Sampling, and Betweenness Centrality Estimation, Social Impact through Network Science (SINS), Venice (Italy), June 8</text:p>
      <text:p text:style-name="P19">2015<text:tab/>Data is …, Stevens Institute of Technology, Hoboken (NJ, USA), December 12</text:p>
      <text:p text:style-name="P19">2015<text:tab/>Travel Pictures from Another World: Statistical Learning Theory Meets Data Mining, Monash University, Melbourne (Australia), October 28</text:p>
      <text:p text:style-name="P19">2015<text:tab/>Modern Sampling for Modern Data: The Case of Frequent Itemsets Mining, Two Sigma Investments, New York (NY, USA), March 5</text:p>
      <text:p text:style-name="P19">2014<text:tab/>Statistical Learning and Data Mining: A Lasting Marriage, Data Mining: Beyond The Horizon Workshop, University of Bristol, Bristol (UK), November 20</text:p>
      <text:p text:style-name="P19">2014<text:tab/>Efficient Frequent Itemsets Mining through Sampling, Database Research Group Seminar, University of Waterloo, Waterloo (ON, Canada), May 7</text:p>
      <text:p text:style-name="P19">2014<text:tab/>Efficient Frequent Itemsets Mining through Sampling, Database Group Seminar, MIT CSAIL, Cambridge (MA, USA), April 10</text:p>
      <text:p text:style-name="P19">2014<text:tab/>Taming the Challenges of Big Data with Statistical Data Analytics, Department of Computer Science, Boston College, Boston (MA, USA), February 7</text:p>
      <text:p text:style-name="P19">2013<text:tab/>Fast Betweenness Estimation through Sampling, Data Management Group Seminar, Boston University, Boston (MA, USA), October 17</text:p>
      <text:p text:style-name="P19">2013<text:tab/>Fast Betweenness Estimation through Sampling, Lab Research Seminar, Yahoo! Labs Barcelona, Barcelona (Spain), June 13</text:p>
      <text:p text:style-name="P19">2013<text:tab/>Fast Betweenness Estimation through Sampling, Advanced Computing Group Talk, University of Padua, Padua (Italy), May 30</text:p>
      <text:p text:style-name="P19">2013<text:tab/>Statistical Learning Theory meets Knowledge Discovery, Brown CS Industrial Partners Program Symposium, Providence (RI, USA), April 25</text:p>
      <text:p text:style-name="P11">2011<text:tab/>Statistical Learning Theory meets Databases, Advanced Computing Group Talk, <text:tab/>University of Padua, Padua (Italy), June 24</text:p>
      <text:p text:style-name="P19">2010<text:tab/>Top-k Frequent Itemsets Mining through Sampling, Advanced Computing Group Talk, University of Padua, Padua (Italy), September 16</text:p>
      <text:p text:style-name="P19"><text:soft-page-break/>2010<text:tab/>Mining Top-K Frequent Itemsets Through Progressive Sampling, Chalmers University of Technology, Gothenburg (Sweden), August 5</text:p>
      <text:p text:style-name="normal"/>
      <text:p text:style-name="normal"/>
      <text:p text:style-name="P3">ADDITIONAL RESEARCH EXPERIENCE AND VISITS</text:p>
      <text:p text:style-name="normal"/>
      <text:p text:style-name="P18">2017<text:tab/>National Institute of Informatics (Tokyo, Japan) – Visiting Researcher, November</text:p>
      <text:p text:style-name="P18">2015<text:tab/>Monash University (Melbourne, Australia) – Visiting Researcher, October</text:p>
      <text:p text:style-name="P18">2012<text:tab/>Sapienza University of Rome (Rome, Italy) – Visiting Ph.D. Student, June–September</text:p>
      <text:p text:style-name="P21">2011<text:tab/><text:tab/>University of Padua (Padua, Italy) – Research Fellow, June–September</text:p>
      <text:p text:style-name="P18">2010<text:tab/>Chalmers University of Technology (Gothenburg, Sweden) – Visiting Ph.D. Student, August</text:p>
      <text:p text:style-name="P22">2008–9<text:tab/>Brown University (Providence, RI, USA) – Visiting Student, October–June</text:p>
      <text:p text:style-name="normal"/>
      <text:p text:style-name="P5"/>
      <text:p text:style-name="P3">TEACHING EXPERIENCE</text:p>
      <text:p text:style-name="normal"/>
      <text:p text:style-name="P4">Amherst College</text:p>
      <text:p text:style-name="P4"/>
      <text:p text:style-name="P4"><text:tab/><text:span text:style-name="T13">Data Mining – Instructor (spring 2019)</text:span></text:p>
      <text:p text:style-name="P10"><text:tab/>Introduction to Computer Science I – Instructor (spring 2019)</text:p>
      <text:p text:style-name="P3"/>
      <text:p text:style-name="P3">Brown University</text:p>
      <text:p text:style-name="normal"/>
      <text:p text:style-name="P23">Optimization Methods in Finance – Instructor (spring 2016, spring 2018)</text:p>
      <text:p text:style-name="P25">Probability and Computing – Teaching Assistant (fall 2010, spring 2012, spring 2013, spring 2014) </text:p>
      <text:p text:style-name="normal"/>
      <text:p text:style-name="normal"/>
      <text:p text:style-name="P5">STUDENT SUPERVISION</text:p>
      <text:p text:style-name="P5"/>
      <text:p text:style-name="P26">Cyrus Cousins, research intern, Labs team, Two Sigma Investments, Summer 2018</text:p>
      <text:p text:style-name="P26">Sacha Servan-Schreiber, undergraduate student, Brown University, Spring – Fall 2018</text:p>
      <text:p text:style-name="normal"/>
      <text:p text:style-name="normal"/>
      <text:p text:style-name="P3">SERVICE TO THE SCIENTIFIC COMMUNITY</text:p>
      <text:p text:style-name="normal"/>
      <text:p text:style-name="P3">Editorial Boards</text:p>
      <text:p text:style-name="P6">Data Mining and Knowledge Discovery (Guest editorial board for ECML PKDD’19)</text:p>
      <text:p text:style-name="P3"/>
      <text:p text:style-name="P3">Organizing Committees</text:p>
      <text:p text:style-name="P3"/>
      <text:p text:style-name="P7"><text:soft-page-break/>SIAM SDM ’19 (Doctoral Forum Co-chair)</text:p>
      <text:p text:style-name="P7">SIAM SDM ’18 (Sponsorship Co-chair)</text:p>
      <text:p text:style-name="P7">Foundations of Learning from Data Workshop (Bertinoro, Italy, September 2018)(Co-Organizer)</text:p>
      <text:p text:style-name="P6"/>
      <text:p text:style-name="P3">Program Committees</text:p>
      <text:p text:style-name="normal"/>
      <text:p text:style-name="P8">AAAI ‘19</text:p>
      <text:p text:style-name="P8">ACM CIKM ‘18, ‘17, ‘16, ‘15, ‘14</text:p>
      <text:p text:style-name="P8">ACM KDD ‘18, ‘17 (Senior PC), ‘16, ‘15</text:p>
      <text:p text:style-name="P8">ACM WSDM ‘19, ‘17</text:p>
      <text:p text:style-name="P8">ECML PKDD ‘18, ‘17, ‘16</text:p>
      <text:p text:style-name="P8">Grace Hopper ‘18, ‘16</text:p>
      <text:p text:style-name="P8">ICML ‘19</text:p>
      <text:p text:style-name="P8">IEEE ICDE ‘18, ‘17</text:p>
      <text:p text:style-name="P8">IEEE ICDM ‘18 ‘16</text:p>
      <text:p text:style-name="P8">SIAM SDM ‘19</text:p>
      <text:p text:style-name="P8">WWW ‘19, ‘18, ‘17, ‘16</text:p>
      <text:p text:style-name="normal"/>
      <text:p text:style-name="P3">Journal Reviewing</text:p>
      <text:p text:style-name="normal"/>
      <text:p text:style-name="P11"><text:span text:style-name="T8">ACM Transactions on Database Systems </text:span><text:span text:style-name="T10">(TODS)</text:span></text:p>
      <text:p text:style-name="P11"><text:span text:style-name="T8">ACM Transactions on Information Systems </text:span>(TOIS)</text:p>
      <text:p text:style-name="P11"><text:span text:style-name="T8">ACM Transactions on Knowledge Discovery from Data </text:span>(TKDD)</text:p>
      <text:p text:style-name="P11"><text:span text:style-name="T8">Data Mining and Knowledge Discovery </text:span>(DMKD/DAMI)</text:p>
      <text:p text:style-name="P11"><text:span text:style-name="T7">Discrete Applied Mathematics</text:span> (DAM)</text:p>
      <text:p text:style-name="P11"><text:span text:style-name="T8">Engineering Applications of Artificial Intelligence </text:span>(EAAI)</text:p>
      <text:p text:style-name="P11"><text:span text:style-name="T8">Expert Systems with Applications</text:span> (ESWA)</text:p>
      <text:p text:style-name="P11"><text:span text:style-name="T7">Journal of Parallel and Distributed Computing</text:span> (JPDC)</text:p>
      <text:p text:style-name="P11"><text:span text:style-name="T8">Knowledge and Information Systems</text:span> (KAIS)</text:p>
      <text:p text:style-name="P11"><text:span text:style-name="T8">IEEE Transactions on Knowledge and Data Engineering</text:span> (TKDE)</text:p>
      <text:p text:style-name="P11"><text:span text:style-name="T8">IEEE Transactions on Network Science and Engineering</text:span> (TNSE)</text:p>
      <text:p text:style-name="P11"><text:span text:style-name="T8">IEEE Transactions on Parallel and Distributed Systems</text:span> (TPDS)</text:p>
      <text:p text:style-name="P11"><text:span text:style-name="T8">IEEE Transactions on Services Computing</text:span> (TSC)</text:p>
      <text:p text:style-name="P11"><text:span text:style-name="T8">Machine Learning</text:span> (Mach. Learn.)</text:p>
      <text:p text:style-name="P14"><text:soft-page-break/>PeerJ Computer Science</text:p>
      <text:p text:style-name="P12">PLOS ONE</text:p>
      <text:p text:style-name="P13">The Computer Journal</text:p>
      <text:p text:style-name="P11"><text:span text:style-name="T8">VLDB Journal</text:span> (VLDBJ)</text:p>
      <text:p text:style-name="normal"/>
      <text:p text:style-name="P3">Conference Reviewing </text:p>
      <text:p text:style-name="P6">The list does not include reviews done as Program Committee member</text:p>
      <text:p text:style-name="normal"/>
      <text:p text:style-name="normal">MFCS‘17, SODA’17, ISAAC‘15, SIAM SDM‘15, IEEE ICDE‘15, DISC‘14, ACM WSDM‘14, WWW‘14, ICALP‘14, IEEE BigData‘13, MFCS‘13, ACM WSDM‘13, IEEE IPDPS‘12, ACM ICS‘12, RANDOM‘11</text:p>
      <text:p text:style-name="normal"/>
      <text:p text:style-name="P3">Conference Research Session Chair</text:p>
      <text:p text:style-name="normal"/>
      <text:p text:style-name="P8">ACM KDD ‘18 – Unsupervised Learning II</text:p>
      <text:p text:style-name="P8">ACM KDD ‘17 – Graphs I</text:p>
      <text:p text:style-name="P8">ACM KDD ‘16 – Graphs I</text:p>
      <text:p text:style-name="P8">IEEE ICDM ‘16 – Theory</text:p>
      <text:p text:style-name="P8">ECML PKDD ‘16 – Graphs and Social Networks 1</text:p>
      <text:p text:style-name="P8">WWW ‘16 – Social Networks and Graph Analysis 1</text:p>
      <text:p text:style-name="P9">ACM KDD ‘15 – Social and Graphs 4</text:p>
      <text:p text:style-name="normal"/>
      <text:p text:style-name="P3">Grant Reviewing</text:p>
      <text:p text:style-name="normal"/>
      <text:p text:style-name="P8">NSF SBIR/STTR Program</text:p>
      <text:p text:style-name="P8">Sigma Delta Epsilon (Graduate Women in Science) National Fellowship</text:p>
      <text:p text:style-name="P8">Grace Hopper Conference Scholarship 2016, 2017</text:p>
      <text:p text:style-name="normal"/>
      <text:p text:style-name="normal"/>
      <text:p text:style-name="P3">DEPARTMENTAL / UNIVERSITY SERVICE</text:p>
      <text:p text:style-name="normal"/>
      <text:p text:style-name="P11">Brown University Graduate Council – Student Representative, 9/2011 – 9/2013</text:p>
      <text:p text:style-name="P11">Brown University Graduate Student Council – President, 4/2011 – 12/2012</text:p>
      <text:p text:style-name="P11">Brown University Strategic Planning Committee on Doctoral Education – Student <text:tab/>Representative, 9/2012 – 5/2013</text:p>
      <text:p text:style-name="P11">Brown University New Scientist Program Graduate–Undergraduate Mentoring Initiative – <text:tab/>Graduate Mentor, 9/2013 – 5/2014</text:p>
      <text:p text:style-name="normal"/>
      <text:p text:style-name="normal"><text:soft-page-break/></text:p>
      <text:p text:style-name="P3">ADDITIONAL TRAINING</text:p>
      <text:p text:style-name="normal"/>
      <text:p text:style-name="normal">2014<text:tab/>Brown University Harriet W. Sheridan Center for Teaching and Learning</text:p>
      <text:p text:style-name="P23">Teaching Certificate I: Reflective Teaching</text:p>
      <text:p text:style-name="P11">2012<text:tab/>Summer School on Massive Data Mining, IT University, Copenhagen, Denmark</text:p>
      <text:p text:style-name="normal"/>
      <text:p text:style-name="normal"/>
      <text:p text:style-name="P3">PROFESSIONAL MEMBERSHIPS</text:p>
      <text:p text:style-name="normal"/>
      <text:p text:style-name="normal">Association for Computing Machinery (ACM), 2012 – present</text:p>
      <text:p text:style-name="normal"><text:tab/>Special Interest Group on Knowledge Discovery from Data (SIGKDD)</text:p>
      <text:p text:style-name="P24">Special Interest Group on Management of Data (SIGMOD)</text:p>
      <text:p text:style-name="P11"><text:tab/>Special Interest Group on Algorithms and Computation Theory (SIGACT)</text:p>
      <text:p text:style-name="normal">Institute of Electrical and Electronic Engineers (IEEE), 2012 – present</text:p>
      <text:p text:style-name="P11"><text:tab/>IEEE Computer Society</text:p>
      <text:p text:style-name="normal">Society for Industrial and Applied Mathematics (SIAM), 2012 – present</text:p>
      <text:p text:style-name="normal"><text:tab/>SIAM Activity Group on Data Mining and Analytics (SIAG/DMA)</text:p>
      <text:p text:style-name="normal"/>
      <text:p text:style-name="normal">The latest revision of this CV is available from <text:a xlink:type="simple" xlink:href="http://matteo.rionda.to/MatteoRiondato-CV.pdf" text:style-name="Internet_20_link" text:visited-style-name="Visited_20_Internet_20_Link">http://matteo.rionda.to/MatteoRiondato-CV.pdf</text:a></text:p>
      <text:p text:style-name="normal">This revision was created on <text:time style:data-style-name="N10076" text:time-value="2018-12-31T08:23:47.598465350">December 31, 2018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rial Unicode MS" style:font-size-asian="12pt" style:language-asian="en" style:country-asian="US" style:font-name-complex="Times New Roman1" style:font-size-complex="12pt" style:language-complex="ar" style:country-complex="SA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padding="0in" fo:border="non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_26__20_Footer" style:display-name="Header &amp; Footer" style:family="paragraph" style:default-outline-level="">
      <style:paragraph-properties fo:text-align="start" style:justify-single-word="false" fo:orphans="2" fo:widows="2" style:writing-mode="lr-tb">
        <style:tab-stops>
          <style:tab-stop style:position="6.2638in" style:type="right"/>
        </style:tab-stops>
      </style:paragraph-properties>
      <style:text-properties fo:color="#000000" style:font-name="Helvetica" fo:font-family="Helvetica" style:font-family-generic="roman" style:font-pitch="variable" style:font-name-complex="Arial Unicode MS" style:font-family-complex="'Arial Unicode MS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0" fo:widows="0" style:writing-mode="lr-tb"/>
      <style:text-properties fo:color="#000000" style:text-underline-style="none" style:font-name-complex="Arial Unicode MS" style:font-family-complex="'Arial Unicode MS'" style:font-family-generic-complex="system" style:font-pitch-complex="variable"/>
    </style:style>
    <style:style style:name="Footer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top="0in" fo:margin-bottom="1in" loext:contextual-spacing="false"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37</meta:editing-cycles>
    <meta:print-date>2018-08-14T14:26:00</meta:print-date>
    <meta:creation-date>2016-10-14T10:47:00</meta:creation-date>
    <dc:date>2018-12-31T08:23:47.359916781</dc:date>
    <meta:editing-duration>PT2H25M49S</meta:editing-duration>
    <meta:generator>LibreOffice/6.1.3.2$MacOSX_X86_64 LibreOffice_project/86daf60bf00efa86ad547e59e09d6bb77c699acb</meta:generator>
    <meta:document-statistic meta:table-count="0" meta:image-count="0" meta:object-count="0" meta:page-count="10" meta:paragraph-count="193" meta:word-count="2419" meta:character-count="17310" meta:non-whitespace-character-count="15064"/>
    <meta:user-defined meta:name="AppVersion">12.0000</meta:user-defined>
    <meta:user-defined meta:name="Company">.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